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66cc00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3399ff"/>
      <style:text-properties fo:font-style="italic" style:font-style-asian="italic" style:font-style-complex="italic"/>
    </style:style>
    <style:style style:name="ce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" style:family="table-cell" style:parent-style-name="Default" style:data-style-name="N99"/>
    <style:style style:name="ce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style="italic" style:text-underline-style="none" style:font-style-asian="italic" style:font-style-complex="italic"/>
    </style:style>
    <style:style style:name="ce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399ff"/>
      <style:text-properties style:use-window-font-color="true" fo:font-style="italic" style:font-style-asian="italic" style:font-style-complex="italic"/>
    </style:style>
    <style:style style:name="ce17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quad Mode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Restriction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Talent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Past Eve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Weapon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Chapter FID</text:p>
          </table:table-cell>
          <table:table-cell table:style-name="ce13" office:value-type="string" calcext:value-type="string">
            <text:p>FID</text:p>
          </table:table-cell>
          <table:table-cell table:style-name="ce9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Speciality FID</text:p>
          </table:table-cell>
          <table:table-cell table:style-name="ce13" office:value-type="string" calcext:value-type="string">
            <text:p>FID</text:p>
          </table:table-cell>
          <table:table-cell table:style-name="ce9" office:value-type="string" calcext:value-type="string">
            <text:p>NOT NULL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dex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Weapon Clas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aracteristic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table:style-name="ce9"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kill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Weapon Categor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Past Even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ng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advanc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ast Ev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alv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scripto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olo Mode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13"/>
          <table:table-cell office:value-type="string" calcext:value-type="string">
            <text:p>F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5" office:value-type="string" calcext:value-type="string">
            <text:p>Skill Group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Demeanou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Damage Di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mage Bon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dex</text:p>
          </table:table-cell>
          <table:table-cell table:style-name="ce8"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Group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mage Typ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kill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enetr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Restriction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Characteristic Prerequisite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Clip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peciality FID (advanced)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Demeanour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Rang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quisi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meanour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know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9"/>
          <table:table-cell office:value-type="string" calcext:value-type="string">
            <text:p>Rel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adiu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. Talent Prerequisites</text:p>
          </table:table-cell>
          <table:table-cell table:style-name="ce3"/>
          <table:table-cell table:style-name="ce16" office:value-type="string" calcext:value-type="string">
            <text:p>con</text:p>
          </table:table-cell>
          <table:table-cell/>
          <table:table-cell table:style-name="ce1" office:value-type="string" calcext:value-type="string">
            <text:p>Deathwatch Character Skill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Skill Descriptor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Qua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to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3"/>
          <table:table-cell table:style-name="ce7" office:value-type="string" calcext:value-type="string">
            <text:p>Group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Psychic Pow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pecial Ability Talen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Talent Adv. Skill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le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Weapon Special Quality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Implants 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Weap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Qu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Ability Trai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Talent Adv. Characteristic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oppos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racteristic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Talent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Weapon Reload Time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R Multipli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Weap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anc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kill Adv. Talent Prerequisites</text:p>
          </table:table-cell>
          <table:table-cell table:style-name="ce3"/>
          <table:table-cell table:style-name="ce16" office:value-type="string" calcext:value-type="string">
            <text:p>con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im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lent Trai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Power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1" office:value-type="string" calcext:value-type="string">
            <text:p>Skill FID</text:p>
          </table:table-cell>
          <table:table-cell table:style-name="ce11"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Trait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usable Upgrade</text:p>
          </table:table-cell>
          <table:table-cell table:style-name="ce1"/>
          <table:table-cell table:style-name="ce6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Psychic Pow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1"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Weap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1"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. Skill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Weapon Upgrad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11"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Primarch's Curs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Psychic Power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3" office:value-type="string" calcext:value-type="string">
            <text:p>Ammunition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 Advanc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. Characteristic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Psychic Pow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kill Group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Requisi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5" office:value-type="string" calcext:value-type="string">
            <text:p>Deathwatch Character Equipment</text:p>
          </table:table-cell>
          <table:table-cell table:style-name="ce18"/>
          <table:table-cell table:style-name="ce19" office:value-type="string" calcext:value-type="string">
            <text:p>con</text:p>
          </table:table-cell>
        </table:table-row>
        <table:table-row table:style-name="ro1">
          <table:table-cell table:style-name="ce2" office:value-type="string" calcext:value-type="string">
            <text:p>FID Skill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2" office:value-type="string" calcext:value-type="string">
            <text:p>Characteristic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Reknown Titl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Reknow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7" office:value-type="string" calcext:value-type="string">
            <text:p>Deathwatch Character FID</text:p>
          </table:table-cell>
          <table:table-cell table:style-name="ce18" office:value-type="string" calcext:value-type="string">
            <text:p>FID</text:p>
          </table:table-cell>
          <table:table-cell table:style-name="ce18"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 Advanc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7" office:value-type="string" calcext:value-type="string">
            <text:p>Equipment FID</text:p>
          </table:table-cell>
          <table:table-cell table:style-name="ce18" office:value-type="string" calcext:value-type="string">
            <text:p>FID</text:p>
          </table:table-cell>
          <table:table-cell table:style-name="ce18" office:value-type="string" calcext:value-type="string">
            <text:p>NOT NUL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usable Ammunition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lent Group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Solo Mode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known minim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Weap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D Talen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ttack Patter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Ammuniti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ensive Stanc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2" office:value-type="string" calcext:value-type="string">
            <text:p>Space Marine / Deathwatch Skill Advances</text:p>
          </table:table-cell>
          <table:table-cell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Weapon Upgrad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imarch's Curs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Armou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t Group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SM / DW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D Trai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Characteristic Bonu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Weapon Ski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anc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Ballistic Ski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quisi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7"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known Titl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quisi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mpla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oughn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Reknow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gil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Weapon Clas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Location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Perce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mplant Talen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Talent Advanc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Will Pow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ellowshi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amage Typ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1" office:value-type="string" calcext:value-type="string">
            <text:p>Chapter FID</text:p>
          </table:table-cell>
          <table:table-cell table:style-name="ce11" office:value-type="string" calcext:value-type="string">
            <text:p>FID</text:p>
          </table:table-cell>
          <table:table-cell table:style-name="ce14" office:value-type="string" calcext:value-type="string">
            <text:p>NOT NULL</text:p>
          </table:table-cell>
          <table:table-cell/>
          <table:table-cell office:value-type="string" calcext:value-type="string">
            <text:p>Woun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Armour Protection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pter Talen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Insan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Armou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mplant Trai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Talent Advanc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Fate Poin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Locati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rru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know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Chapter Implant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XP to sp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2" office:value-type="string" calcext:value-type="string">
            <text:p>Space Marine / Deathwatch Talent Advances</text:p>
          </table:table-cell>
          <table:table-cell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Total XP sp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M / DW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12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3:56:02.925105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2:31:42.067324105</meta:creation-date>
    <dc:date>2015-11-20T00:46:02.447178749</dc:date>
    <meta:editing-duration>PT7H57M37S</meta:editing-duration>
    <meta:editing-cycles>217</meta:editing-cycles>
    <meta:generator>LibreOffice/4.2.8.2$Linux_X86_64 LibreOffice_project/420m0$Build-2</meta:generator>
    <meta:document-statistic meta:table-count="1" meta:cell-count="860" meta:object-count="0"/>
  </office:meta>
</office:document-meta>
</file>